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Ihr bearbeitet bitte die Aufgabe 3 vom letzten Freitag, die nicht auf Eurem Plan stand, Lösungen dazu sind zur Kontrolle ja auch schon hochgeladen. Dazu stellt Ihr noch den Aufbau und die Wirkungsweise der Braunschen Röhre im Hefter zusammen, nutzen könnt Ihr dafür folgende Vorlage, die Wirkungsweise kurz in Stichpunkten notieren. </text:p>
      <text:p text:style-name="Text_20_body">Am Freitag ist dann Marie mit dem Vortrag dran.</text:p>
      <text:p text:style-name="Text_20_body">Hochgeladen möchte ich heute nichts bekomm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0-12-08T14:00:59.690000000</dc:date>
    <meta:editing-duration>PT43S</meta:editing-duration>
    <meta:editing-cycles>1</meta:editing-cycles>
    <meta:document-statistic meta:table-count="0" meta:image-count="0" meta:object-count="0" meta:page-count="1" meta:paragraph-count="3" meta:word-count="66" meta:character-count="425" meta:non-whitespace-character-count="361"/>
  </office:meta>
</office:document-meta>
</file>